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354000003D268BDE1D6D0CA8A6A.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3" style:family="graphic" style:parent-style-name="objectwithoutfill">
      <style:graphic-properties svg:stroke-width="0.106cm" svg:stroke-color="#ff0000" draw:marker-start-width="0.358cm" draw:marker-end-width="0.358cm" draw:fill="solid" draw:textarea-vertical-align="middle" fo:padding-top="0.177cm" fo:padding-bottom="0.177cm" fo:padding-left="0.302cm" fo:padding-right="0.30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8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12cm" fo:min-width="0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style>
    <style:style style:name="P4" style:family="paragraph">
      <style:text-properties style:text-line-through-style="solid" style:text-line-through-type="single"/>
    </style:style>
    <style:style style:name="P5" style:family="paragraph">
      <loext:graphic-properties draw:fill="none" draw:fill-color="#ffffff"/>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999cm" svg:height="21.808cm" svg:x="1cm" svg:y="0.992cm">
          <draw:image xlink:href="Pictures/1000020100000354000003D268BDE1D6D0CA8A6A.png" xlink:type="simple" xlink:show="embed" xlink:actuate="onLoad" loext:mime-type="image/png">
            <text:p text:style-name="P1"/>
          </draw:image>
        </draw:frame>
        <draw:line draw:style-name="gr2" draw:text-style-name="P2" draw:layer="layout" svg:x1="5.2cm" svg:y1="4cm" svg:x2="5.2cm" svg:y2="20.4cm">
          <text:p/>
        </draw:line>
        <draw:line draw:style-name="gr2" draw:text-style-name="P2" draw:layer="layout" svg:x1="8.4cm" svg:y1="4cm" svg:x2="8.4cm" svg:y2="20.4cm">
          <text:p/>
        </draw:line>
        <draw:line draw:style-name="gr2" draw:text-style-name="P2" draw:layer="layout" svg:x1="11.6cm" svg:y1="4cm" svg:x2="11.6cm" svg:y2="20.4cm">
          <text:p/>
        </draw:line>
        <draw:line draw:style-name="gr3" draw:text-style-name="P2" draw:layer="layout" svg:x1="14.1cm" svg:y1="4cm" svg:x2="14.1cm" svg:y2="14cm">
          <text:p/>
        </draw:line>
        <draw:line draw:style-name="gr2" draw:text-style-name="P2" draw:layer="layout" svg:x1="14.1cm" svg:y1="14.7cm" svg:x2="14.1cm" svg:y2="15.8cm">
          <text:p/>
        </draw:line>
        <draw:line draw:style-name="gr2" draw:text-style-name="P2" draw:layer="layout" svg:x1="14.1cm" svg:y1="16.5cm" svg:x2="14.1cm" svg:y2="17.9cm">
          <text:p/>
        </draw:line>
        <draw:line draw:style-name="gr2" draw:text-style-name="P2" draw:layer="layout" svg:x1="12.7cm" svg:y1="9.4cm" svg:x2="12.7cm" svg:y2="20.4cm">
          <text:p/>
        </draw:line>
        <draw:line draw:style-name="gr2" draw:text-style-name="P2" draw:layer="layout" svg:x1="16.6cm" svg:y1="20.4cm" svg:x2="16.6cm" svg:y2="4cm">
          <text:p/>
        </draw:line>
        <draw:line draw:style-name="gr2" draw:text-style-name="P2" draw:layer="layout" svg:x1="15.9cm" svg:y1="14.7cm" svg:x2="15.9cm" svg:y2="15.8cm">
          <text:p/>
        </draw:line>
        <draw:path draw:style-name="Blue_20_thick" draw:layer="layout" svg:width="3.828cm" svg:height="3.768cm" draw:transform="rotate (1.76819306519546) translate (3.402cm 10.848cm)" svg:viewBox="0 0 3829 3769" svg:d="M0 0c290 22 577 75 860 133 289 60 584 119 860 229 308 123 627 240 897 431 269 189 539 400 711 681 179 291 418 558 431 935 9 286 64 572 59 859l11 234-8 230-7 37">
          <text:p/>
        </draw:path>
        <draw:path draw:style-name="Blue_20_thick" draw:layer="layout" svg:width="2.701cm" svg:height="0.158cm" svg:x="4.12cm" svg:y="11.539cm" svg:viewBox="0 0 2702 159" svg:d="M0 8c335-29 665 26 1001 38 308 11 616 54 926 56 221 2 440 46 662 57h113">
          <text:p/>
        </draw:path>
        <draw:path draw:style-name="Blue_20_thick" draw:layer="layout" svg:width="5.423cm" svg:height="3.174cm" draw:transform="rotate (-1.5707963267949) translate (6.61399999999999cm 12.511cm)" svg:viewBox="0 0 5424 3175" svg:d="M0 3175c222-1 440-26 661-95 233-73 478-106 719-151 313-58 631-122 926-246 267-112 530-229 793-359 333-164 595-429 926-586 410-195 651-576 926-907 161-193 306-405 397-642l76-189">
          <text:p/>
        </draw:path>
        <draw:path draw:style-name="Blue_20_thick" draw:layer="layout" svg:width="4.411cm" svg:height="3.053cm" draw:transform="rotate (-0.463733982254893) translate (7.37878321124748cm 6.1804373700226cm)" svg:viewBox="0 0 4412 3054" svg:d="M0 20c351-44 705-2 1057 0 366 2 728 100 1074 245 356 149 616 434 861 710 254 285 486 590 736 879 217 250 345 543 498 828l84 169 94 186 8 17">
          <text:p/>
        </draw:path>
        <draw:path draw:style-name="Blue_20_thick" draw:layer="layout" svg:width="1.639cm" svg:height="0.336cm" draw:transform="rotate (-0.280299877870289) translate (8.0998636399074cm 11.5092633970237cm)" svg:viewBox="0 0 1640 337" svg:d="M0 314c248 50 495 7 742-17 202-20 390-102 587-149l225-104 86-44">
          <text:p/>
        </draw:path>
        <draw:path draw:style-name="Blue_20_thick" draw:layer="layout" svg:width="2.984cm" svg:height="4.475cm" draw:transform="rotate (0.214326432144904) translate (6.85311281310766cm 13.5799177489509cm)" svg:viewBox="0 0 2985 4476" svg:d="M0 4475c240 13 451-113 649-226 243-137 372-392 668-492 225-76 296-355 494-492 209-145 309-396 389-631 79-233 119-477 174-716 49-209 80-423 137-628 59-215 157-414 234-627 74-206 201-372 224-589l16-74">
          <text:p/>
        </draw:path>
        <draw:path draw:style-name="Blue_20_thick" draw:layer="layout" svg:width="5.276cm" svg:height="1.02cm" draw:transform="rotate (1.42785386105656) translate (10.5599664983524cm 10.6909503682645cm)" svg:viewBox="0 0 5277 1021" svg:d="M0 42c242 19 485 9 727 10 233 1 469-11 700-43 230-32 445 31 674 36 288 7 568 109 857 125 247 14 484 111 728 144 280 38 533 153 784 269 260 122 516 259 764 405l43 33">
          <text:p/>
        </draw:path>
        <draw:path draw:style-name="Blue_20_thick" draw:layer="layout" svg:width="2.858cm" svg:height="0.611cm" draw:transform="rotate (-1.21789075204164) translate (11.0309304054825cm 12.2283954595469cm)" svg:viewBox="0 0 2859 612" svg:d="M0 598c245 49 482-45 726-55 336-14 676-29 1012-70 338-41 672-159 956-353l165-120">
          <text:p/>
        </draw:path>
        <draw:path draw:style-name="Blue_20_thick" draw:layer="layout" svg:width="1.574cm" svg:height="1.11cm" draw:transform="rotate (1.69523830246209) translate (12.246cm 13.702cm)" svg:viewBox="0 0 1575 1111" svg:d="M0 0c285 1 601 23 833 200 231 177 428 398 628 612l86 220 28 79">
          <text:p/>
        </draw:path>
        <draw:path draw:style-name="Blue_20_thick" draw:layer="layout" svg:width="3.817cm" svg:height="2.214cm" draw:transform="rotate (-1.5707963267949) translate (14.344cm 15.762cm)" svg:viewBox="0 0 3818 2215" svg:d="M0 2155c220 0 441 10 661 0 215-9 428 40 643 37 227-4 452 34 680 19 259-18 540 29 775-132 228-157 491-269 699-454 181-162 274-411 302-661 24-220 65-440 57-662v-207-95">
          <text:p/>
        </draw:path>
        <draw:path draw:style-name="Blue_20_thick" draw:layer="layout" svg:width="2.425cm" svg:height="2.296cm" draw:transform="rotate (-0.324456707945746) translate (13.6643991927342cm 5.76281313759601cm)" svg:viewBox="0 0 2426 2297" svg:d="M0 1c334-15 647 110 962 196 392 105 633 469 893 756 188 207 314 459 420 716l67 257 54 220 30 151">
          <text:p/>
        </draw:path>
        <draw:path draw:style-name="Blue_20_thick" draw:layer="layout" svg:width="0.938cm" svg:height="2.521cm" draw:transform="rotate (-0.238761041672824) translate (14.2969376855536cm 9.42065149361896cm)" svg:viewBox="0 0 939 2522" svg:d="M0 2520c249 22 510-105 612-363 97-243 257-472 266-746 10-323 79-643 57-967l-7-270-5-174">
          <text:p/>
        </draw:path>
        <draw:path draw:style-name="Blue_20_thick" draw:layer="layout" svg:width="4.747cm" svg:height="3.705cm" draw:transform="skewX (1.0586489923246E-016) rotate (-0.642455697659113) translate (16.3922574083893cm 9.15630235112429cm)" svg:viewBox="0 0 4748 3706" svg:d="M0 12c320-25 659-22 956 111 266 119 536 238 797 371 269 137 500 339 703 560 166 181 301 394 487 556 229 199 378 445 608 655 205 187 371 413 543 631 145 183 324 339 450 538l113 151 91 121">
          <text:p/>
        </draw:path>
        <draw:path draw:style-name="Blue_20_thick" draw:layer="layout" svg:width="1.492cm" svg:height="1.105cm" svg:x="16.064cm" svg:y="16.158cm" svg:viewBox="0 0 1493 1106" svg:d="M0 1097c314 55 555-166 812-303 299-160 484-484 662-775l19-19">
          <text:p/>
        </draw:path>
        <draw:path draw:style-name="Blue_20_thick" draw:layer="layout" svg:width="2.214cm" svg:height="2.932cm" svg:x="15.761cm" svg:y="16.763cm" svg:viewBox="0 0 2215 2933" svg:d="M0 2930c341 23 684-79 1021-19 409 73 548-305 661-586 131-327 285-646 397-983 90-271 150-551 133-832v-226-189-95">
          <text:p/>
        </draw:path>
        <draw:frame draw:style-name="gr4" draw:text-style-name="P3" draw:layer="layout" svg:width="0.853cm" svg:height="0.962cm" svg:x="2.9cm" svg:y="10.9cm">
          <draw:text-box>
            <text:p>0</text:p>
          </draw:text-box>
        </draw:frame>
        <draw:frame draw:style-name="gr4" draw:text-style-name="P3" draw:layer="layout" svg:width="0.853cm" svg:height="0.962cm" svg:x="6.3cm" svg:y="5.4cm">
          <draw:text-box>
            <text:p>1</text:p>
          </draw:text-box>
        </draw:frame>
        <draw:frame draw:style-name="gr5" draw:text-style-name="P3" draw:layer="layout" svg:width="0.853cm" svg:height="1.062cm" svg:x="6.9cm" svg:y="11.1cm">
          <draw:text-box>
            <text:p>2</text:p>
          </draw:text-box>
        </draw:frame>
        <draw:frame draw:style-name="gr4" draw:text-style-name="P3" draw:layer="layout" svg:width="0.853cm" svg:height="0.962cm" svg:x="6.9cm" svg:y="17.6cm">
          <draw:text-box>
            <text:p>3</text:p>
          </draw:text-box>
        </draw:frame>
        <draw:frame draw:style-name="gr4" draw:text-style-name="P3" draw:layer="layout" svg:width="0.853cm" svg:height="0.962cm" svg:x="9.7cm" svg:y="11.2cm">
          <draw:text-box>
            <text:p>4</text:p>
          </draw:text-box>
        </draw:frame>
        <draw:frame draw:style-name="gr6" draw:text-style-name="P3" draw:layer="layout" svg:width="1.153cm" svg:height="1.262cm" svg:x="11.8cm" svg:y="14cm">
          <draw:text-box>
            <text:p>6</text:p>
          </draw:text-box>
        </draw:frame>
        <draw:frame draw:style-name="gr4" draw:text-style-name="P3" draw:layer="layout" svg:width="0.853cm" svg:height="0.962cm" svg:x="12.5cm" svg:y="5cm">
          <draw:text-box>
            <text:p>5</text:p>
          </draw:text-box>
        </draw:frame>
        <draw:frame draw:style-name="gr4" draw:text-style-name="P3" draw:layer="layout" svg:width="0.853cm" svg:height="0.962cm" svg:x="13cm" svg:y="11.1cm">
          <draw:text-box>
            <text:p>7</text:p>
          </draw:text-box>
        </draw:frame>
        <draw:frame draw:style-name="gr4" draw:text-style-name="P3" draw:layer="layout" svg:width="0.853cm" svg:height="0.962cm" svg:x="14.4cm" svg:y="19cm">
          <draw:text-box>
            <text:p>8</text:p>
          </draw:text-box>
        </draw:frame>
        <draw:frame draw:style-name="gr4" draw:text-style-name="P3" draw:layer="layout" svg:width="0.853cm" svg:height="0.962cm" svg:x="15.2cm" svg:y="8.9cm">
          <draw:text-box>
            <text:p>9</text:p>
          </draw:text-box>
        </draw:frame>
        <draw:frame draw:style-name="gr4" draw:text-style-name="P5" draw:layer="layout" svg:width="1.205cm" svg:height="0.962cm" svg:x="14.356cm" svg:y="14.736cm">
          <draw:text-box>
            <text:p text:style-name="P4">10</text:p>
          </draw:text-box>
        </draw:frame>
        <draw:frame draw:style-name="gr4" draw:text-style-name="P3" draw:layer="layout" svg:width="1.158cm" svg:height="0.962cm" svg:x="14.7cm" svg:y="17cm">
          <draw:text-box>
            <text:p>11</text:p>
          </draw:text-box>
        </draw:frame>
        <draw:frame draw:style-name="gr4" draw:text-style-name="P3" draw:layer="layout" svg:width="1.205cm" svg:height="0.962cm" svg:x="17.4cm" svg:y="15.238cm">
          <draw:text-box>
            <text:p>12</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20_thick" style:display-name="Blue thick" style:family="graphic" style:parent-style-name="objectwithoutfill">
      <style:graphic-properties draw:stroke-dash="Dashed_20__28_var_29__20_4" svg:stroke-width="0.106cm" svg:stroke-color="#2a6099" draw:marker-start-width="0.358cm" draw:marker-end="Arrow" draw:marker-end-width="0.358cm" draw:fill="solid" draw:fill-color="#729fcf" draw:fill-gradient-name="Gradient_20_1" draw:fill-hatch-name="Hatching_20_1" draw:fill-image-name="Bitmap_20_1" draw:textarea-vertical-align="middle" fo:padding-top="0.177cm" fo:padding-bottom="0.177cm" fo:padding-left="0.302cm" fo:padding-right="0.302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15:56.175009132</meta:creation-date>
    <dc:date>2020-05-31T15:36:09.954850540</dc:date>
    <meta:editing-duration>PT9M52S</meta:editing-duration>
    <meta:editing-cycles>1</meta:editing-cycles>
    <meta:document-statistic meta:object-count="38"/>
    <meta:generator>LibreOffice/6.4.4.2$Linux_X86_64 LibreOffice_project/40$Build-2</meta:generator>
  </office:meta>
</office:document-meta>
</file>